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e712e"/>
    </style:style>
    <style:style style:name="P3" style:family="paragraph" style:parent-style-name="Table_20_Contents">
      <style:text-properties officeooo:rsid="001142ec" officeooo:paragraph-rsid="001142e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4273e" officeooo:paragraph-rsid="0014273e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0f82ff" officeooo:paragraph-rsid="000f82ff"/>
    </style:style>
    <style:style style:name="P8" style:family="paragraph" style:parent-style-name="Azione_20_attore" style:list-style-name="L1">
      <style:text-properties officeooo:rsid="000f82ff" officeooo:paragraph-rsid="000f82ff"/>
    </style:style>
    <style:style style:name="P9" style:family="paragraph" style:parent-style-name="Azione_20_attore">
      <style:text-properties officeooo:paragraph-rsid="000f82ff"/>
    </style:style>
    <style:style style:name="P10" style:family="paragraph" style:parent-style-name="Azione_20_attore" style:list-style-name="L1">
      <style:text-properties officeooo:rsid="0012a3f9" officeooo:paragraph-rsid="0012a3f9"/>
    </style:style>
    <style:style style:name="P11" style:family="paragraph" style:parent-style-name="Azione_20_attore">
      <style:text-properties officeooo:rsid="0012a3f9" officeooo:paragraph-rsid="001486bf"/>
    </style:style>
    <style:style style:name="P12" style:family="paragraph" style:parent-style-name="Azione_20_attore" style:list-style-name="L1">
      <style:text-properties officeooo:rsid="0010d2c3" officeooo:paragraph-rsid="0010d2c3"/>
    </style:style>
    <style:style style:name="P13" style:family="paragraph" style:parent-style-name="Azione_20_attore" style:list-style-name="Numerazione_20_UC">
      <style:text-properties officeooo:rsid="0013bb02" officeooo:paragraph-rsid="001486bf"/>
    </style:style>
    <style:style style:name="P14" style:family="paragraph" style:parent-style-name="Azione_20_attore" style:list-style-name="Numerazione_20_UC">
      <style:text-properties officeooo:rsid="0011e305" officeooo:paragraph-rsid="001486bf"/>
    </style:style>
    <style:style style:name="P15" style:family="paragraph" style:parent-style-name="Azione_20_sistema">
      <style:text-properties officeooo:rsid="000f82ff" officeooo:paragraph-rsid="000f82ff"/>
    </style:style>
    <style:style style:name="P16" style:family="paragraph" style:parent-style-name="Azione_20_sistema" style:list-style-name="L1">
      <style:text-properties officeooo:rsid="000f82ff" officeooo:paragraph-rsid="000f82ff"/>
    </style:style>
    <style:style style:name="P17" style:family="paragraph" style:parent-style-name="Azione_20_sistema" style:list-style-name="L1">
      <style:text-properties officeooo:rsid="0012a3f9" officeooo:paragraph-rsid="0012a3f9"/>
    </style:style>
    <style:style style:name="P18" style:family="paragraph" style:parent-style-name="Azione_20_sistema" style:list-style-name="Numerazione_20_UC">
      <style:text-properties officeooo:rsid="0012a3f9" officeooo:paragraph-rsid="001486bf"/>
    </style:style>
    <style:style style:name="P19" style:family="paragraph" style:parent-style-name="Azione_20_sistema" style:list-style-name="L1">
      <style:text-properties officeooo:rsid="0010d2c3" officeooo:paragraph-rsid="0010d2c3"/>
    </style:style>
    <style:style style:name="P20" style:family="paragraph" style:parent-style-name="Azione_20_sistema">
      <style:text-properties officeooo:rsid="0013bb02" officeooo:paragraph-rsid="0010d2c3"/>
    </style:style>
    <style:style style:name="P21" style:family="paragraph" style:parent-style-name="Azione_20_sistema" style:list-style-name="Numerazione_20_UC">
      <style:text-properties officeooo:rsid="0011e305" officeooo:paragraph-rsid="001486bf"/>
    </style:style>
    <style:style style:name="P22" style:family="paragraph" style:parent-style-name="Azione_20_sistema">
      <style:text-properties officeooo:rsid="0011e305" officeooo:paragraph-rsid="001486bf"/>
    </style:style>
    <style:style style:name="P23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24" style:family="paragraph" style:parent-style-name="Table_20_Contents" style:list-style-name="L2">
      <style:text-properties officeooo:rsid="000e712e" officeooo:paragraph-rsid="000e712e"/>
    </style:style>
    <style:style style:name="T1" style:family="text">
      <style:text-properties officeooo:rsid="000e712e"/>
    </style:style>
    <style:style style:name="T2" style:family="text">
      <style:text-properties officeooo:rsid="000f82ff"/>
    </style:style>
    <style:style style:name="T3" style:family="text">
      <style:text-properties officeooo:rsid="0010d2c3"/>
    </style:style>
    <style:style style:name="T4" style:family="text">
      <style:text-properties officeooo:rsid="000f1de7"/>
    </style:style>
    <style:style style:name="T5" style:family="text">
      <style:text-properties officeooo:rsid="0012a3f9"/>
    </style:style>
    <style:style style:name="T6" style:family="text">
      <style:text-properties officeooo:rsid="00134f7c"/>
    </style:style>
    <style:style style:name="T7" style:family="text">
      <style:text-properties officeooo:rsid="001486bf"/>
    </style:style>
    <style:style style:name="T8" style:family="text">
      <style:text-properties officeooo:rsid="001498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reazione Account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Utente accede al sistema per creare un nuovo Accoun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91963" text:style-name="Numerazione_20_UC">
              <text:list-item text:start-value="1">
                <text:p text:style-name="P7"><text:s/>L'utente accede alla pagina contente il form di compilazione.</text:p>
                <text:p text:style-name="P15"/>
              </text:list-item>
              <text:list-item>
                <text:p text:style-name="P15"><text:s/>Il sistema mostra la pagina richiesta ed attende un eventuale commit.</text:p>
                <text:p text:style-name="P7"/>
              </text:list-item>
              <text:list-item>
                <text:p text:style-name="P9"><text:span text:style-name="T2">L'utente inizia la compilazione dei campi </text:span><text:span text:style-name="T3">del richiedente</text:span><text:span text:style-name="T2">:</text:span></text:p>
              </text:list-item>
            </text:list>
            <text:list xml:id="list40523042" text:style-name="L1">
              <text:list-item>
                <text:p text:style-name="P16">Nome : stringa di caratteri</text:p>
              </text:list-item>
              <text:list-item>
                <text:p text:style-name="P8">Cognome: stringa di caratteri</text:p>
              </text:list-item>
              <text:list-item>
                <text:p text:style-name="P17">Password: stringa di caratteri</text:p>
              </text:list-item>
              <text:list-item>
                <text:p text:style-name="P10">Conferma Password: stringa di caratteri</text:p>
              </text:list-item>
              <text:list-item>
                <text:p text:style-name="P19">telefono: sequenza di interi</text:p>
              </text:list-item>
              <text:list-item>
                <text:p text:style-name="P12">email: stringa di caratteri</text:p>
              </text:list-item>
            </text:list>
            <text:list xml:id="list40527914" text:continue-list="list40491963" text:style-name="Numerazione_20_UC">
              <text:list-header>
                <text:p text:style-name="P20"/>
              </text:list-header>
              <text:list-item>
                <text:p text:style-name="P13">Sbarrando le caselle di interesse dichiara la situazione lavorativa ed eventuali rapporti con l'Ateneo e/o comune di Fisciano.</text:p>
              </text:list-item>
            </text:list>
            <text:list xml:id="list40496836" text:continue-list="list40523042" text:style-name="L1">
              <text:list-header>
                <text:p text:style-name="P23"/>
              </text:list-header>
            </text:list>
            <text:list xml:id="list40523655" text:continue-list="list40527914" text:style-name="Numerazione_20_UC">
              <text:list-item>
                <text:p text:style-name="P14">Sottomette la domanda.</text:p>
                <text:p text:style-name="P21"/>
              </text:list-item>
              <text:list-item>
                <text:p text:style-name="P22"><text:s/><text:span text:style-name="T5">Il sistema </text:span><text:span text:style-name="T6">registra un account auto-generato basandosi su dati anagrafici. V</text:span><text:span text:style-name="T5">isualizza un messaggio di avvenuto invio e corretta compilazione dei campi invitando l'utente a confermare <text:s/>l'email nella propria casella di posta.</text:span></text:p>
                <text:p text:style-name="P11"/>
              </text:list-item>
              <text:list-item>
                <text:p text:style-name="P14"><text:span text:style-name="T5"><text:s/>L'utente </text:span><text:span text:style-name="T6">ottiene i dati dell'account e </text:span><text:span text:style-name="T5">conferma la propria e-mail.</text:span></text:p>
                <text:p text:style-name="P18"/>
              </text:list-item>
              <text:list-item>
                <text:p text:style-name="P22"><text:s/><text:span text:style-name="T7">Il sistema visualizza un messaggio di avvenuta conferma <text:s/>dell'email, e corretta creazione dell'account richies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pan text:style-name="T7">E</text:span>xit condition</text:p>
          </table:table-cell>
          <table:table-cell table:style-name="Tabella33.B2" office:value-type="string">
            <text:p text:style-name="P3">Il sistema controlla la corretta compilazione dei campi richiesta e conferma la creazione del nuovo Account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491965" text:style-name="L2">
              <text:list-item>
                <text:p text:style-name="P24">Nel caso di errata compilazione dei campi, il sistema mostra all’utente una schermata di errore e invita alla revisione del campo interrato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Il sistema deve garantire la corretta </text:span><text:span text:style-name="T4">compilazione e </text:span><text:span text:style-name="T1">trasmissione dei dati inseriti dall'utente </text:span><text:span text:style-name="T8">con tempo non superiore a 5 secondi</text:span></text:p>
          </table:table-cell>
        </table:table-row>
      </table:table>
      <text:p text:style-name="P5"/>
      <text:p text:style-name="P6">UC_A_46 Creazione acc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7:21:26.51</meta:creation-date>
    <meta:editing-duration>PT7M48S</meta:editing-duration>
    <meta:editing-cycles>9</meta:editing-cycles>
    <meta:generator>LibreOffice/3.6$Windows_x86 LibreOffice_project/da8c1e6-fd468f4-454e206-f42a4a9-143cfd</meta:generator>
    <dc:date>2012-10-23T20:37:50.82</dc:date>
    <meta:document-statistic meta:table-count="1" meta:image-count="0" meta:object-count="0" meta:page-count="1" meta:paragraph-count="30" meta:word-count="237" meta:character-count="1564" meta:non-whitespace-character-count="1365"/>
  </office:meta>
</office:document-meta>
</file>